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-ng.org/chatrooms-rules.html" office:name=""><text:span text:style-name="Definition">https://anonymousplanet-ng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0T22:24:21Z</meta:creation-date>
    <dc:date>2022-07-10T22:24:21Z</dc:date>
  </office:meta>
</office:document-meta>
</file>